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93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0.3925in"/>
    </style:style>
    <style:style style:name="co4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sultationCount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/>
          <table:table-cell table:style-name="ce4" office:value-type="float" office:value="2009" calcext:value-type="float">
            <text:p>2009</text:p>
          </table:table-cell>
          <table:table-cell table:style-name="ce3"/>
          <table:table-cell table:style-name="ce4" office:value-type="float" office:value="2010" calcext:value-type="float">
            <text:p>2010</text:p>
          </table:table-cell>
          <table:table-cell table:style-name="ce3"/>
          <table:table-cell table:style-name="ce4" office:value-type="float" office:value="2011" calcext:value-type="float">
            <text:p>2011</text:p>
          </table:table-cell>
          <table:table-cell table:style-name="ce3"/>
          <table:table-cell table:style-name="ce4" office:value-type="float" office:value="2012" calcext:value-type="float">
            <text:p>2012</text:p>
          </table:table-cell>
          <table:table-cell table:style-name="ce3"/>
          <table:table-cell table:style-name="ce4" office:value-type="float" office:value="2013" calcext:value-type="float">
            <text:p>2013</text:p>
          </table:table-cell>
          <table:table-cell table:style-name="ce3"/>
          <table:table-cell table:style-name="ce4" office:value-type="float" office:value="2014" calcext:value-type="float">
            <text:p>2014</text:p>
          </table:table-cell>
          <table:table-cell table:style-name="ce5"/>
          <table:table-cell table:style-name="ce1" office:value-type="float" office:value="2015" calcext:value-type="float">
            <text:p>2015</text:p>
          </table:table-cell>
          <table:table-cell table:style-name="ce3"/>
          <table:table-cell table:style-name="ce1" office:value-type="float" office:value="2016" calcext:value-type="float">
            <text:p>2016</text:p>
          </table:table-cell>
          <table:table-cell table:style-name="ce6"/>
          <table:table-cell table:style-name="ce1" office:value-type="float" office:value="2017" calcext:value-type="float">
            <text:p>2017</text:p>
          </table:table-cell>
          <table:table-cell table:style-name="ce5"/>
          <table:table-cell table:style-name="ce7" office:value-type="float" office:value="2018" calcext:value-type="float">
            <text:p>2018</text:p>
          </table:table-cell>
          <table:table-cell table:style-name="ce8"/>
          <table:table-cell table:style-name="ce9" office:value-type="float" office:value="2019" calcext:value-type="float">
            <text:p>2019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ce8"/>
          <table:table-cell table:style-name="ce9" office:value-type="float" office:value="2021" calcext:value-type="float">
            <text:p>2021</text:p>
          </table:table-cell>
          <table:table-cell table:style-name="ce8"/>
          <table:table-cell table:style-name="ce9" office:value-type="float" office:value="2022" calcext:value-type="float">
            <text:p>2022</text:p>
          </table:table-cell>
          <table:table-cell table:style-name="ce8"/>
          <table:table-cell table:style-name="ce9" office:value-type="float" office:value="2023" calcext:value-type="float">
            <text:p>2023</text:p>
          </table:table-cell>
          <table:table-cell table:style-name="ce8"/>
          <table:table-cell table:style-name="ce11" table:number-columns-repeated="992"/>
        </table:table-row>
        <table:table-row table:style-name="ro1">
          <table:table-cell table:style-name="ce2" table:number-columns-repeated="23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number-columns-repeated="992"/>
        </table:table-row>
        <table:table-row table:style-name="ro1">
          <table:table-cell office:value-type="string" calcext:value-type="string">
            <text:p>JAN</text:p>
          </table:table-cell>
          <table:table-cell table:formula="of:=RANDBETWEEN(55;200)" office:value-type="float" office:value="146" calcext:value-type="float">
            <text:p>146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153" calcext:value-type="float">
            <text:p>153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161" calcext:value-type="float">
            <text:p>161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58" calcext:value-type="float">
            <text:p>58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58" calcext:value-type="float">
            <text:p>58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92" calcext:value-type="float">
            <text:p>92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71" calcext:value-type="float">
            <text:p>71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80" calcext:value-type="float">
            <text:p>80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117" calcext:value-type="float">
            <text:p>117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152" calcext:value-type="float">
            <text:p>152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73" calcext:value-type="float">
            <text:p>73</text:p>
          </table:table-cell>
          <table:table-cell office:value-type="string" calcext:value-type="string">
            <text:p>JAN</text:p>
          </table:table-cell>
          <table:table-cell table:formula="of:=RANDBETWEEN(55;200)" office:value-type="float" office:value="88" calcext:value-type="float">
            <text:p>88</text:p>
          </table:table-cell>
          <table:table-cell office:value-type="string" calcext:value-type="string">
            <text:p>J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N</text:p>
          </table:table-cell>
          <table:table-cell table:formula="of:=RANDBETWEEN(200;800)" office:value-type="float" office:value="621" calcext:value-type="float">
            <text:p>621</text:p>
          </table:table-cell>
          <table:table-cell table:style-name="ce2" office:value-type="string" calcext:value-type="string">
            <text:p>JAN</text:p>
          </table:table-cell>
          <table:table-cell table:formula="of:=RANDBETWEEN(200;800)" office:value-type="float" office:value="520" calcext:value-type="float">
            <text:p>520</text:p>
          </table:table-cell>
          <table:table-cell table:style-name="ce2" office:value-type="string" calcext:value-type="string">
            <text:p>JAN</text:p>
          </table:table-cell>
          <table:table-cell table:formula="of:=RANDBETWEEN(200;800)"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EB</text:p>
          </table:table-cell>
          <table:table-cell table:formula="of:=RANDBETWEEN(55;200)" office:value-type="float" office:value="76" calcext:value-type="float">
            <text:p>76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85" calcext:value-type="float">
            <text:p>85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35" calcext:value-type="float">
            <text:p>135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12" calcext:value-type="float">
            <text:p>112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82" calcext:value-type="float">
            <text:p>182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92" calcext:value-type="float">
            <text:p>192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96" calcext:value-type="float">
            <text:p>96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56" calcext:value-type="float">
            <text:p>156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76" calcext:value-type="float">
            <text:p>76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91" calcext:value-type="float">
            <text:p>191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54" calcext:value-type="float">
            <text:p>154</text:p>
          </table:table-cell>
          <table:table-cell office:value-type="string" calcext:value-type="string">
            <text:p>FEB</text:p>
          </table:table-cell>
          <table:table-cell table:formula="of:=RANDBETWEEN(55;200)" office:value-type="float" office:value="132" calcext:value-type="float">
            <text:p>132</text:p>
          </table:table-cell>
          <table:table-cell office:value-type="string" calcext:value-type="string">
            <text:p>FEB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EB</text:p>
          </table:table-cell>
          <table:table-cell table:formula="of:=RANDBETWEEN(200;800)" office:value-type="float" office:value="751" calcext:value-type="float">
            <text:p>751</text:p>
          </table:table-cell>
          <table:table-cell table:style-name="ce2" office:value-type="string" calcext:value-type="string">
            <text:p>FEB</text:p>
          </table:table-cell>
          <table:table-cell table:formula="of:=RANDBETWEEN(200;800)" office:value-type="float" office:value="630" calcext:value-type="float">
            <text:p>630</text:p>
          </table:table-cell>
          <table:table-cell table:style-name="ce2" office:value-type="string" calcext:value-type="string">
            <text:p>FEB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R</text:p>
          </table:table-cell>
          <table:table-cell table:formula="of:=RANDBETWEEN(55;200)" office:value-type="float" office:value="118" calcext:value-type="float">
            <text:p>118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05" calcext:value-type="float">
            <text:p>105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51" calcext:value-type="float">
            <text:p>151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61" calcext:value-type="float">
            <text:p>161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03" calcext:value-type="float">
            <text:p>103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12" calcext:value-type="float">
            <text:p>112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70" calcext:value-type="float">
            <text:p>70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87" calcext:value-type="float">
            <text:p>87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33" calcext:value-type="float">
            <text:p>133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178" calcext:value-type="float">
            <text:p>178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57" calcext:value-type="float">
            <text:p>57</text:p>
          </table:table-cell>
          <table:table-cell office:value-type="string" calcext:value-type="string">
            <text:p>MAR</text:p>
          </table:table-cell>
          <table:table-cell table:formula="of:=RANDBETWEEN(55;200)" office:value-type="float" office:value="74" calcext:value-type="float">
            <text:p>74</text:p>
          </table:table-cell>
          <table:table-cell office:value-type="string" calcext:value-type="string">
            <text:p>M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R</text:p>
          </table:table-cell>
          <table:table-cell table:formula="of:=RANDBETWEEN(200;800)" office:value-type="float" office:value="230" calcext:value-type="float">
            <text:p>230</text:p>
          </table:table-cell>
          <table:table-cell table:style-name="ce2" office:value-type="string" calcext:value-type="string">
            <text:p>MAR</text:p>
          </table:table-cell>
          <table:table-cell table:formula="of:=RANDBETWEEN(200;800)" office:value-type="float" office:value="615" calcext:value-type="float">
            <text:p>615</text:p>
          </table:table-cell>
          <table:table-cell table:style-name="ce2" office:value-type="string" calcext:value-type="string">
            <text:p>MA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PR</text:p>
          </table:table-cell>
          <table:table-cell table:formula="of:=RANDBETWEEN(55;200)" office:value-type="float" office:value="101" calcext:value-type="float">
            <text:p>101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94" calcext:value-type="float">
            <text:p>194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90" calcext:value-type="float">
            <text:p>90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57" calcext:value-type="float">
            <text:p>57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42" calcext:value-type="float">
            <text:p>142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75" calcext:value-type="float">
            <text:p>175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22" calcext:value-type="float">
            <text:p>122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75" calcext:value-type="float">
            <text:p>175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67" calcext:value-type="float">
            <text:p>167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180" calcext:value-type="float">
            <text:p>180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64" calcext:value-type="float">
            <text:p>64</text:p>
          </table:table-cell>
          <table:table-cell office:value-type="string" calcext:value-type="string">
            <text:p>APR</text:p>
          </table:table-cell>
          <table:table-cell table:formula="of:=RANDBETWEEN(55;200)" office:value-type="float" office:value="70" calcext:value-type="float">
            <text:p>70</text:p>
          </table:table-cell>
          <table:table-cell office:value-type="string" calcext:value-type="string">
            <text:p>APR</text:p>
          </table:table-cell>
          <table:table-cell table:formula="of:=RANDBETWEEN(200;800)" office:value-type="float" office:value="600" calcext:value-type="float">
            <text:p>600</text:p>
          </table:table-cell>
          <table:table-cell office:value-type="string" calcext:value-type="string">
            <text:p>APR</text:p>
          </table:table-cell>
          <table:table-cell table:formula="of:=RANDBETWEEN(200;800)" office:value-type="float" office:value="568" calcext:value-type="float">
            <text:p>568</text:p>
          </table:table-cell>
          <table:table-cell table:style-name="ce2" office:value-type="string" calcext:value-type="string">
            <text:p>APR</text:p>
          </table:table-cell>
          <table:table-cell table:formula="of:=RANDBETWEEN(200;800)" office:value-type="float" office:value="561" calcext:value-type="float">
            <text:p>561</text:p>
          </table:table-cell>
          <table:table-cell table:style-name="ce2" office:value-type="string" calcext:value-type="string">
            <text:p>APR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AY</text:p>
          </table:table-cell>
          <table:table-cell table:formula="of:=RANDBETWEEN(55;200)" office:value-type="float" office:value="93" calcext:value-type="float">
            <text:p>93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60" calcext:value-type="float">
            <text:p>160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75" calcext:value-type="float">
            <text:p>175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77" calcext:value-type="float">
            <text:p>177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80" calcext:value-type="float">
            <text:p>80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86" calcext:value-type="float">
            <text:p>186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46" calcext:value-type="float">
            <text:p>146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85" calcext:value-type="float">
            <text:p>85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08" calcext:value-type="float">
            <text:p>108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05" calcext:value-type="float">
            <text:p>105</text:p>
          </table:table-cell>
          <table:table-cell office:value-type="string" calcext:value-type="string">
            <text:p>MAY</text:p>
          </table:table-cell>
          <table:table-cell table:formula="of:=RANDBETWEEN(55;200)" office:value-type="float" office:value="154" calcext:value-type="float">
            <text:p>154</text:p>
          </table:table-cell>
          <table:table-cell office:value-type="string" calcext:value-type="string">
            <text:p>MA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Y</text:p>
          </table:table-cell>
          <table:table-cell table:formula="of:=RANDBETWEEN(200;800)" office:value-type="float" office:value="700" calcext:value-type="float">
            <text:p>700</text:p>
          </table:table-cell>
          <table:table-cell office:value-type="string" calcext:value-type="string">
            <text:p>MAY</text:p>
          </table:table-cell>
          <table:table-cell table:formula="of:=RANDBETWEEN(200;800)" office:value-type="float" office:value="207" calcext:value-type="float">
            <text:p>207</text:p>
          </table:table-cell>
          <table:table-cell table:style-name="ce2" office:value-type="string" calcext:value-type="string">
            <text:p>MAY</text:p>
          </table:table-cell>
          <table:table-cell table:formula="of:=RANDBETWEEN(200;800)" office:value-type="float" office:value="299" calcext:value-type="float">
            <text:p>299</text:p>
          </table:table-cell>
          <table:table-cell table:style-name="ce2" office:value-type="string" calcext:value-type="string">
            <text:p>MAY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UN</text:p>
          </table:table-cell>
          <table:table-cell table:formula="of:=RANDBETWEEN(55;200)" office:value-type="float" office:value="66" calcext:value-type="float">
            <text:p>66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46" calcext:value-type="float">
            <text:p>146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78" calcext:value-type="float">
            <text:p>178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66" calcext:value-type="float">
            <text:p>166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18" calcext:value-type="float">
            <text:p>118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93" calcext:value-type="float">
            <text:p>93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72" calcext:value-type="float">
            <text:p>172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72" calcext:value-type="float">
            <text:p>72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70" calcext:value-type="float">
            <text:p>70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190" calcext:value-type="float">
            <text:p>190</text:p>
          </table:table-cell>
          <table:table-cell office:value-type="string" calcext:value-type="string">
            <text:p>JUN</text:p>
          </table:table-cell>
          <table:table-cell table:formula="of:=RANDBETWEEN(55;200)" office:value-type="float" office:value="71" calcext:value-type="float">
            <text:p>71</text:p>
          </table:table-cell>
          <table:table-cell office:value-type="string" calcext:value-type="string">
            <text:p>JU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UN</text:p>
          </table:table-cell>
          <table:table-cell table:formula="of:=RANDBETWEEN(200;800)" office:value-type="float" office:value="502" calcext:value-type="float">
            <text:p>502</text:p>
          </table:table-cell>
          <table:table-cell office:value-type="string" calcext:value-type="string">
            <text:p>JUN</text:p>
          </table:table-cell>
          <table:table-cell table:formula="of:=RANDBETWEEN(200;800)" office:value-type="float" office:value="243" calcext:value-type="float">
            <text:p>243</text:p>
          </table:table-cell>
          <table:table-cell table:style-name="ce2" office:value-type="string" calcext:value-type="string">
            <text:p>JUN</text:p>
          </table:table-cell>
          <table:table-cell table:formula="of:=RANDBETWEEN(200;800)" office:value-type="float" office:value="681" calcext:value-type="float">
            <text:p>681</text:p>
          </table:table-cell>
          <table:table-cell table:style-name="ce2" office:value-type="string" calcext:value-type="string">
            <text:p>JUN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UL</text:p>
          </table:table-cell>
          <table:table-cell table:formula="of:=RANDBETWEEN(55;200)" office:value-type="float" office:value="183" calcext:value-type="float">
            <text:p>183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97" calcext:value-type="float">
            <text:p>197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74" calcext:value-type="float">
            <text:p>174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24" calcext:value-type="float">
            <text:p>124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94" calcext:value-type="float">
            <text:p>194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38" calcext:value-type="float">
            <text:p>138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132" calcext:value-type="float">
            <text:p>132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200" calcext:value-type="float">
            <text:p>200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64" calcext:value-type="float">
            <text:p>64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85" calcext:value-type="float">
            <text:p>85</text:p>
          </table:table-cell>
          <table:table-cell office:value-type="string" calcext:value-type="string">
            <text:p>JUL</text:p>
          </table:table-cell>
          <table:table-cell table:formula="of:=RANDBETWEEN(55;200)" office:value-type="float" office:value="68" calcext:value-type="float">
            <text:p>68</text:p>
          </table:table-cell>
          <table:table-cell office:value-type="string" calcext:value-type="string">
            <text:p>JU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UL</text:p>
          </table:table-cell>
          <table:table-cell table:formula="of:=RANDBETWEEN(200;800)" office:value-type="float" office:value="357" calcext:value-type="float">
            <text:p>357</text:p>
          </table:table-cell>
          <table:table-cell office:value-type="string" calcext:value-type="string">
            <text:p>JUL</text:p>
          </table:table-cell>
          <table:table-cell table:formula="of:=RANDBETWEEN(200;800)" office:value-type="float" office:value="444" calcext:value-type="float">
            <text:p>444</text:p>
          </table:table-cell>
          <table:table-cell table:style-name="ce2" office:value-type="string" calcext:value-type="string">
            <text:p>JUL</text:p>
          </table:table-cell>
          <table:table-cell table:formula="of:=RANDBETWEEN(200;800)" office:value-type="float" office:value="216" calcext:value-type="float">
            <text:p>216</text:p>
          </table:table-cell>
          <table:table-cell table:style-name="ce2" office:value-type="string" calcext:value-type="string">
            <text:p>JUL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UG</text:p>
          </table:table-cell>
          <table:table-cell table:formula="of:=RANDBETWEEN(55;200)" office:value-type="float" office:value="192" calcext:value-type="float">
            <text:p>192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12" calcext:value-type="float">
            <text:p>112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81" calcext:value-type="float">
            <text:p>181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54" calcext:value-type="float">
            <text:p>154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59" calcext:value-type="float">
            <text:p>59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62" calcext:value-type="float">
            <text:p>62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19" calcext:value-type="float">
            <text:p>119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36" calcext:value-type="float">
            <text:p>136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80" calcext:value-type="float">
            <text:p>80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65" calcext:value-type="float">
            <text:p>65</text:p>
          </table:table-cell>
          <table:table-cell office:value-type="string" calcext:value-type="string">
            <text:p>AUG</text:p>
          </table:table-cell>
          <table:table-cell table:formula="of:=RANDBETWEEN(55;200)" office:value-type="float" office:value="108" calcext:value-type="float">
            <text:p>108</text:p>
          </table:table-cell>
          <table:table-cell office:value-type="string" calcext:value-type="string">
            <text:p>AUG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UG</text:p>
          </table:table-cell>
          <table:table-cell table:formula="of:=RANDBETWEEN(200;800)" office:value-type="float" office:value="521" calcext:value-type="float">
            <text:p>521</text:p>
          </table:table-cell>
          <table:table-cell office:value-type="string" calcext:value-type="string">
            <text:p>AUG</text:p>
          </table:table-cell>
          <table:table-cell table:formula="of:=RANDBETWEEN(200;800)" office:value-type="float" office:value="442" calcext:value-type="float">
            <text:p>442</text:p>
          </table:table-cell>
          <table:table-cell table:style-name="ce2" office:value-type="string" calcext:value-type="string">
            <text:p>AUG</text:p>
          </table:table-cell>
          <table:table-cell table:formula="of:=RANDBETWEEN(200;800)" office:value-type="float" office:value="698" calcext:value-type="float">
            <text:p>698</text:p>
          </table:table-cell>
          <table:table-cell table:style-name="ce2" office:value-type="string" calcext:value-type="string">
            <text:p>AUG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PT</text:p>
          </table:table-cell>
          <table:table-cell table:formula="of:=RANDBETWEEN(55;200)" office:value-type="float" office:value="164" calcext:value-type="float">
            <text:p>164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11" calcext:value-type="float">
            <text:p>111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68" calcext:value-type="float">
            <text:p>68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04" calcext:value-type="float">
            <text:p>104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24" calcext:value-type="float">
            <text:p>124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49" calcext:value-type="float">
            <text:p>149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12" calcext:value-type="float">
            <text:p>112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84" calcext:value-type="float">
            <text:p>184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70" calcext:value-type="float">
            <text:p>70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52" calcext:value-type="float">
            <text:p>152</text:p>
          </table:table-cell>
          <table:table-cell office:value-type="string" calcext:value-type="string">
            <text:p>SEPT</text:p>
          </table:table-cell>
          <table:table-cell table:formula="of:=RANDBETWEEN(55;200)" office:value-type="float" office:value="101" calcext:value-type="float">
            <text:p>101</text:p>
          </table:table-cell>
          <table:table-cell office:value-type="string" calcext:value-type="string">
            <text:p>SEP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EPT</text:p>
          </table:table-cell>
          <table:table-cell table:formula="of:=RANDBETWEEN(200;800)" office:value-type="float" office:value="570" calcext:value-type="float">
            <text:p>570</text:p>
          </table:table-cell>
          <table:table-cell office:value-type="string" calcext:value-type="string">
            <text:p>SEPT</text:p>
          </table:table-cell>
          <table:table-cell table:formula="of:=RANDBETWEEN(200;800)" office:value-type="float" office:value="276" calcext:value-type="float">
            <text:p>276</text:p>
          </table:table-cell>
          <table:table-cell table:style-name="ce2" office:value-type="string" calcext:value-type="string">
            <text:p>SEPT</text:p>
          </table:table-cell>
          <table:table-cell table:formula="of:=RANDBETWEEN(200;800)" office:value-type="float" office:value="701" calcext:value-type="float">
            <text:p>701</text:p>
          </table:table-cell>
          <table:table-cell table:style-name="ce2" office:value-type="string" calcext:value-type="string">
            <text:p>SEP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OCT</text:p>
          </table:table-cell>
          <table:table-cell table:formula="of:=RANDBETWEEN(55;200)" office:value-type="float" office:value="187" calcext:value-type="float">
            <text:p>187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131" calcext:value-type="float">
            <text:p>131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66" calcext:value-type="float">
            <text:p>66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81" calcext:value-type="float">
            <text:p>81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145" calcext:value-type="float">
            <text:p>145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88" calcext:value-type="float">
            <text:p>88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128" calcext:value-type="float">
            <text:p>128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107" calcext:value-type="float">
            <text:p>107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78" calcext:value-type="float">
            <text:p>78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72" calcext:value-type="float">
            <text:p>72</text:p>
          </table:table-cell>
          <table:table-cell office:value-type="string" calcext:value-type="string">
            <text:p>OCT</text:p>
          </table:table-cell>
          <table:table-cell table:formula="of:=RANDBETWEEN(55;200)" office:value-type="float" office:value="59" calcext:value-type="float">
            <text:p>59</text:p>
          </table:table-cell>
          <table:table-cell office:value-type="string" calcext:value-type="string">
            <text:p>OC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OCT</text:p>
          </table:table-cell>
          <table:table-cell table:formula="of:=RANDBETWEEN(200;800)" office:value-type="float" office:value="434" calcext:value-type="float">
            <text:p>434</text:p>
          </table:table-cell>
          <table:table-cell office:value-type="string" calcext:value-type="string">
            <text:p>OCT</text:p>
          </table:table-cell>
          <table:table-cell table:formula="of:=RANDBETWEEN(200;800)" office:value-type="float" office:value="400" calcext:value-type="float">
            <text:p>400</text:p>
          </table:table-cell>
          <table:table-cell table:style-name="ce2" office:value-type="string" calcext:value-type="string">
            <text:p>OCT</text:p>
          </table:table-cell>
          <table:table-cell table:formula="of:=RANDBETWEEN(200;800)" office:value-type="float" office:value="226" calcext:value-type="float">
            <text:p>226</text:p>
          </table:table-cell>
          <table:table-cell table:style-name="ce2" office:value-type="string" calcext:value-type="string">
            <text:p>OCT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NOV</text:p>
          </table:table-cell>
          <table:table-cell table:formula="of:=RANDBETWEEN(55;200)" office:value-type="float" office:value="192" calcext:value-type="float">
            <text:p>192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167" calcext:value-type="float">
            <text:p>167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137" calcext:value-type="float">
            <text:p>137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138" calcext:value-type="float">
            <text:p>138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68" calcext:value-type="float">
            <text:p>68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67" calcext:value-type="float">
            <text:p>67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120" calcext:value-type="float">
            <text:p>120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175" calcext:value-type="float">
            <text:p>175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79" calcext:value-type="float">
            <text:p>79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95" calcext:value-type="float">
            <text:p>95</text:p>
          </table:table-cell>
          <table:table-cell office:value-type="string" calcext:value-type="string">
            <text:p>NOV</text:p>
          </table:table-cell>
          <table:table-cell table:formula="of:=RANDBETWEEN(55;200)" office:value-type="float" office:value="74" calcext:value-type="float">
            <text:p>74</text:p>
          </table:table-cell>
          <table:table-cell office:value-type="string" calcext:value-type="string">
            <text:p>NOV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OV</text:p>
          </table:table-cell>
          <table:table-cell table:formula="of:=RANDBETWEEN(200;800)" office:value-type="float" office:value="255" calcext:value-type="float">
            <text:p>255</text:p>
          </table:table-cell>
          <table:table-cell office:value-type="string" calcext:value-type="string">
            <text:p>NOV</text:p>
          </table:table-cell>
          <table:table-cell table:formula="of:=RANDBETWEEN(200;800)" office:value-type="float" office:value="631" calcext:value-type="float">
            <text:p>631</text:p>
          </table:table-cell>
          <table:table-cell table:style-name="ce2" office:value-type="string" calcext:value-type="string">
            <text:p>NOV</text:p>
          </table:table-cell>
          <table:table-cell table:formula="of:=RANDBETWEEN(200;800)" office:value-type="float" office:value="357" calcext:value-type="float">
            <text:p>357</text:p>
          </table:table-cell>
          <table:table-cell table:style-name="ce2" office:value-type="string" calcext:value-type="string">
            <text:p>NOV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DEC</text:p>
          </table:table-cell>
          <table:table-cell table:formula="of:=RANDBETWEEN(55;200)" office:value-type="float" office:value="169" calcext:value-type="float">
            <text:p>169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74" calcext:value-type="float">
            <text:p>174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65" calcext:value-type="float">
            <text:p>165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64" calcext:value-type="float">
            <text:p>64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66" calcext:value-type="float">
            <text:p>66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59" calcext:value-type="float">
            <text:p>59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10" calcext:value-type="float">
            <text:p>110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42" calcext:value-type="float">
            <text:p>142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08" calcext:value-type="float">
            <text:p>108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21" calcext:value-type="float">
            <text:p>121</text:p>
          </table:table-cell>
          <table:table-cell office:value-type="string" calcext:value-type="string">
            <text:p>DEC</text:p>
          </table:table-cell>
          <table:table-cell table:formula="of:=RANDBETWEEN(55;200)" office:value-type="float" office:value="131" calcext:value-type="float">
            <text:p>131</text:p>
          </table:table-cell>
          <table:table-cell office:value-type="string" calcext:value-type="string">
            <text:p>DEC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EC</text:p>
          </table:table-cell>
          <table:table-cell table:formula="of:=RANDBETWEEN(200;800)" office:value-type="float" office:value="759" calcext:value-type="float">
            <text:p>759</text:p>
          </table:table-cell>
          <table:table-cell office:value-type="string" calcext:value-type="string">
            <text:p>DEC</text:p>
          </table:table-cell>
          <table:table-cell table:formula="of:=RANDBETWEEN(200;800)" office:value-type="float" office:value="649" calcext:value-type="float">
            <text:p>649</text:p>
          </table:table-cell>
          <table:table-cell table:style-name="ce2" office:value-type="string" calcext:value-type="string">
            <text:p>DEC</text:p>
          </table:table-cell>
          <table:table-cell table:formula="of:=RANDBETWEEN(200;800)" office:value-type="float" office:value="675" calcext:value-type="float">
            <text:p>675</text:p>
          </table:table-cell>
          <table:table-cell table:style-name="ce2" office:value-type="string" calcext:value-type="string">
            <text:p>DEC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99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month/>
      <number:text>-</number:text>
      <number:day/>
      <number:text>-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Php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09:26:51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P</meta:initial-creator>
    <meta:creation-date>2019-05-03T00:32:34</meta:creation-date>
    <dc:date>2023-02-15T09:52:15.034000000</dc:date>
    <meta:generator>LibreOffice/6.3.5.2$Windows_X86_64 LibreOffice_project/dd0751754f11728f69b42ee2af66670068624673</meta:generator>
    <meta:editing-duration>PT18M49S</meta:editing-duration>
    <meta:editing-cycles>15</meta:editing-cycles>
    <meta:document-statistic meta:table-count="1" meta:cell-count="400" meta:object-count="0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